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3.2472in"/>
    </style:style>
    <style:style style:name="co5" style:family="table-column">
      <style:table-column-properties fo:break-before="auto" style:column-width="1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c5000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Copyrigh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Edited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Glotfelty, Ke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Kavelaars, JJ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 table:style-name="ce4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 table:style-name="ce4"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Bennet, Thoma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Dunning, Thom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Hurt, Robert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Osuna, Pedro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Schneps, Matthew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Szalay, Alexandar S. 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Cornwell, Tim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Hwu, Wen-Mei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style-name="Default" table:number-columns-repeated="2"/>
          <table:table-cell table:number-columns-repeated="1019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902in" fo:margin-bottom="0.2in" fo:margin-left="0.25in" fo:margin-right="0.25in" style:shadow="none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3/08/2013</text:date>, <text:time>10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4:59:30</meta:creation-date>
    <dc:date>2013-03-08T10:53:49</dc:date>
    <meta:editing-duration>P1DT21H6M38S</meta:editing-duration>
    <meta:editing-cycles>17</meta:editing-cycles>
    <meta:generator>LibreOffice/3.4$Unix LibreOffice_project/340m1$Build-502</meta:generator>
    <meta:print-date>2013-03-08T09:58:31</meta:print-date>
    <meta:document-statistic meta:table-count="3" meta:cell-count="675" meta:object-count="0"/>
  </office:meta>
</office:document-meta>
</file>